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_vs_Dict_vs_Set_csv_1000" table:style-name="ta1">
        <table:shapes>
          <draw:frame draw:z-index="0" draw:style-name="gr1" draw:text-style-name="P1" svg:width="581.7pt" svg:height="346.34pt" svg:x="369.1pt" svg:y="15.82pt">
            <loext:p draw:notify-on-update-of-ranges="list_vs_Dict_vs_Set_csv_1000.A2:list_vs_Dict_vs_Set_csv_1000.A1001 list_vs_Dict_vs_Set_csv_1000.B2:list_vs_Dict_vs_Set_csv_1000.B1001 list_vs_Dict_vs_Set_csv_1000.C2:list_vs_Dict_vs_Set_csv_1000.C1001 list_vs_Dict_vs_Set_csv_1000.D2:list_vs_Dict_vs_Set_csv_1000.D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ntry Searched</text:p>
          </table:table-cell>
          <table:table-cell office:value-type="string" calcext:value-type="string">
            <text:p>List Lookup</text:p>
          </table:table-cell>
          <table:table-cell office:value-type="string" calcext:value-type="string">
            <text:p>Dictionary Key lookup</text:p>
          </table:table-cell>
          <table:table-cell office:value-type="string" calcext:value-type="string">
            <text:p>set looku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119209289550781" calcext:value-type="float">
            <text:p>1.19209289550781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715255737304688" calcext:value-type="float">
            <text:p>7.15255737304688E-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715255737304688" calcext:value-type="float">
            <text:p>7.15255737304688E-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715255737304688" calcext:value-type="float">
            <text:p>7.15255737304688E-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715255737304688" calcext:value-type="float">
            <text:p>7.15255737304688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.000000715255737304688" calcext:value-type="float">
            <text:p>7.15255737304688E-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095367431640625" calcext:value-type="float">
            <text:p>9.5367431640625E-07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119209289550781" calcext:value-type="float">
            <text:p>1.19209289550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119209289550781" calcext:value-type="float">
            <text:p>1.19209289550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0143051147460938" calcext:value-type="float">
            <text:p>1.43051147460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0143051147460938" calcext:value-type="float">
            <text:p>1.43051147460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166893005371094" calcext:value-type="float">
            <text:p>1.668930053710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0166893005371094" calcext:value-type="float">
            <text:p>1.66893005371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19073486328125" calcext:value-type="float">
            <text:p>1.9073486328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19073486328125" calcext:value-type="float">
            <text:p>1.9073486328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214576721191406" calcext:value-type="float">
            <text:p>2.14576721191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0214576721191406" calcext:value-type="float">
            <text:p>2.14576721191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0238418579101562" calcext:value-type="float">
            <text:p>2.38418579101562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0238418579101562" calcext:value-type="float">
            <text:p>2.38418579101562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262260437011719" calcext:value-type="float">
            <text:p>2.622604370117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262260437011719" calcext:value-type="float">
            <text:p>2.622604370117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476837158203125" calcext:value-type="float">
            <text:p>4.76837158203125E-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286102294921875" calcext:value-type="float">
            <text:p>0.00000286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309944152832031" calcext:value-type="float">
            <text:p>3.099441528320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95367431640625" calcext:value-type="float">
            <text:p>9.5367431640625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715255737304688" calcext:value-type="float">
            <text:p>7.15255737304688E-0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309944152832031" calcext:value-type="float">
            <text:p>3.099441528320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715255737304688" calcext:value-type="float">
            <text:p>7.15255737304688E-07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333786010742187" calcext:value-type="float">
            <text:p>3.33786010742187E-06</text:p>
          </table:table-cell>
          <table:table-cell office:value-type="float" office:value="0.000000476837158203125" calcext:value-type="float">
            <text:p>4.76837158203125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333786010742187" calcext:value-type="float">
            <text:p>3.33786010742187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357627868652344" calcext:value-type="float">
            <text:p>3.5762786865234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405311584472656" calcext:value-type="float">
            <text:p>4.053115844726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429153442382813" calcext:value-type="float">
            <text:p>4.291534423828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452995300292969" calcext:value-type="float">
            <text:p>0.00000453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0476837158203125" calcext:value-type="float">
            <text:p>4.7683715820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00500679016113281" calcext:value-type="float">
            <text:p>5.006790161132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0500679016113281" calcext:value-type="float">
            <text:p>5.006790161132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0524520874023438" calcext:value-type="float">
            <text:p>5.245208740234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0548362731933594" calcext:value-type="float">
            <text:p>5.48362731933594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057220458984375" calcext:value-type="float">
            <text:p>0.00000572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0596046447753906" calcext:value-type="float">
            <text:p>5.960464477539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0596046447753906" calcext:value-type="float">
            <text:p>5.96046447753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0619888305664063" calcext:value-type="float">
            <text:p>6.1988830566406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0643730163574219" calcext:value-type="float">
            <text:p>6.4373016357421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0643730163574219" calcext:value-type="float">
            <text:p>6.4373016357421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0667572021484375" calcext:value-type="float">
            <text:p>6.6757202148437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0691413879394531" calcext:value-type="float">
            <text:p>6.9141387939453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0691413879394531" calcext:value-type="float">
            <text:p>6.9141387939453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0715255737304688" calcext:value-type="float">
            <text:p>7.1525573730468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0739097595214844" calcext:value-type="float">
            <text:p>0.000007391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0762939453125" calcext:value-type="float">
            <text:p>7.629394531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0762939453125" calcext:value-type="float">
            <text:p>7.629394531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0786781311035156" calcext:value-type="float">
            <text:p>7.8678131103515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0810623168945313" calcext:value-type="float">
            <text:p>8.10623168945313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0834465026855469" calcext:value-type="float">
            <text:p>8.34465026855469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0858306884765625" calcext:value-type="float">
            <text:p>8.58306884765625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0858306884765625" calcext:value-type="float">
            <text:p>8.5830688476562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0882148742675781" calcext:value-type="float">
            <text:p>8.82148742675781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0905990600585938" calcext:value-type="float">
            <text:p>9.05990600585938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0929832458496094" calcext:value-type="float">
            <text:p>9.29832458496094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107288360595703" calcext:value-type="float">
            <text:p>1.07288360595703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0109672546386719" calcext:value-type="float">
            <text:p>1.09672546386719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0109672546386719" calcext:value-type="float">
            <text:p>1.09672546386719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00112056732177734" calcext:value-type="float">
            <text:p>1.12056732177734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011444091796875" calcext:value-type="float">
            <text:p>1.14440917968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0011444091796875" calcext:value-type="float">
            <text:p>1.1444091796875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00116825103759766" calcext:value-type="float">
            <text:p>1.1682510375976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00243186950683594" calcext:value-type="float">
            <text:p>2.43186950683594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00100135803222656" calcext:value-type="float">
            <text:p>1.00135803222656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00977516174316406" calcext:value-type="float">
            <text:p>9.77516174316406E-06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.000000476837158203125" calcext:value-type="float">
            <text:p>4.76837158203125E-0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000977516174316406" calcext:value-type="float">
            <text:p>9.77516174316406E-06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00102519989013672" calcext:value-type="float">
            <text:p>0.000010252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0102519989013672" calcext:value-type="float">
            <text:p>0.00001025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00104904174804688" calcext:value-type="float">
            <text:p>1.04904174804688E-05</text:p>
          </table:table-cell>
          <table:table-cell table:number-columns-repeated="2"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0238418579101562" calcext:value-type="float">
            <text:p>2.38418579101562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238418579101562" calcext:value-type="float">
            <text:p>2.38418579101562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7T10:50:40.028005977</dc:date>
    <meta:editing-duration>PT2M46S</meta:editing-duration>
    <meta:editing-cycles>2</meta:editing-cycles>
    <meta:generator>LibreOffice/5.1.6.2$Linux_X86_64 LibreOffice_project/10m0$Build-2</meta:generator>
    <meta:document-statistic meta:table-count="1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22cm" svg:height="12.219cm" xlink:href=".." xlink:type="simple" chart:class="chart:line" chart:style-name="ch1">
        <chart:title svg:x="8.035cm" svg:y="0.38cm" chart:style-name="ch2">
          <text:p>Lookup Time Analysis</text:p>
        </chart:title>
        <chart:legend chart:legend-position="end" svg:x="16.135cm" svg:y="5.312cm" style:legend-expansion="high" chart:style-name="ch3"/>
        <chart:plot-area chart:style-name="ch4" table:cell-range-address="list_vs_Dict_vs_Set_csv_1000.A2:list_vs_Dict_vs_Set_csv_1000.D1001" chart:data-source-has-labels="both" svg:x="1.421cm" svg:y="1.403cm" svg:width="14.304cm" svg:height="9.591cm">
          <chartooo:coordinate-region svg:x="3.074cm" svg:y="1.524cm" svg:width="12.651cm" svg:height="8.468cm"/>
          <chart:axis chart:dimension="x" chart:name="primary-x" chart:style-name="ch5" chartooo:axis-type="auto">
            <chartooo:date-scale/>
            <chart:title svg:x="7.404cm" svg:y="11.238cm" chart:style-name="ch6">
              <text:p>Entry Searched</text:p>
            </chart:title>
            <chart:categories table:cell-range-address="list_vs_Dict_vs_Set_csv_1000.A2:list_vs_Dict_vs_Set_csv_1000.A1001"/>
          </chart:axis>
          <chart:axis chart:dimension="y" chart:name="primary-y" chart:style-name="ch5">
            <chart:title svg:x="0.451cm" svg:y="7.142cm" chart:style-name="ch7">
              <text:p>Search Time</text:p>
            </chart:title>
            <chart:grid chart:style-name="ch8" chart:class="major"/>
          </chart:axis>
          <chart:series chart:style-name="ch9" chart:values-cell-range-address="list_vs_Dict_vs_Set_csv_1000.B2:list_vs_Dict_vs_Set_csv_1000.B1001" loext:label-string="listlookup" chart:class="chart:line">
            <chart:data-point chart:repeated="1000"/>
          </chart:series>
          <chart:series chart:style-name="ch10" chart:values-cell-range-address="list_vs_Dict_vs_Set_csv_1000.C2:list_vs_Dict_vs_Set_csv_1000.C1001" loext:label-string="dictionarykeylookup" chart:class="chart:line">
            <chart:data-point chart:repeated="1000"/>
          </chart:series>
          <chart:series chart:style-name="ch11" chart:values-cell-range-address="list_vs_Dict_vs_Set_csv_1000.D2:list_vs_Dict_vs_Set_csv_1000.D1001" loext:label-string="setlookup" chart:class="chart:line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lookup</text:p>
              </table:table-cell>
              <table:table-cell office:value-type="string">
                <text:p>dictionarykeylookup</text:p>
              </table:table-cell>
              <table:table-cell office:value-type="string">
                <text:p>setlooku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ist_vs_Dict_vs_Set_csv_1000.A2:list_vs_Dict_vs_Set_csv_1000.A1001</svg:desc>
                </draw:g>
              </table:table-cell>
              <table:table-cell office:value-type="float" office:value="0.0000019073486328125">
                <text:p>0.0000019073486328125</text:p>
                <draw:g>
                  <svg:desc>list_vs_Dict_vs_Set_csv_1000.B2:list_vs_Dict_vs_Set_csv_1000.B1001</svg:desc>
                </draw:g>
              </table:table-cell>
              <table:table-cell office:value-type="float" office:value="0.00000095367431640625">
                <text:p>0.00000095367431640625</text:p>
                <draw:g>
                  <svg:desc>list_vs_Dict_vs_Set_csv_1000.C2:list_vs_Dict_vs_Set_csv_1000.C1001</svg:desc>
                </draw:g>
              </table:table-cell>
              <table:table-cell office:value-type="float" office:value="0.00000119209289550781">
                <text:p>0.00000119209289550781</text:p>
                <draw:g>
                  <svg:desc>list_vs_Dict_vs_Set_csv_1000.D2:list_vs_Dict_vs_Set_csv_1000.D10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715255737304688">
                <text:p>0.0000007152557373046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715255737304688">
                <text:p>0.0000007152557373046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715255737304688">
                <text:p>0.00000071525573730468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715255737304688">
                <text:p>0.0000007152557373046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715255737304688">
                <text:p>0.00000071525573730468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0119209289550781">
                <text:p>0.0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00166893005371094">
                <text:p>0.00000166893005371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00238418579101562">
                <text:p>0.0000023841857910156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476837158203125">
                <text:p>0.0000047683715820312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715255737304688">
                <text:p>0.00000071525573730468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715255737304688">
                <text:p>0.000000715255737304688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0000762939453125">
                <text:p>0.00000762939453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00858306884765625">
                <text:p>0.0000085830688476562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000109672546386719">
                <text:p>0.0000109672546386719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00011444091796875">
                <text:p>0.00001144409179687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476837158203125">
                <text:p>0.000000476837158203125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0000977516174316406">
                <text:p>0.0000097751617431640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0238418579101562">
                <text:p>0.000000238418579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">
                <text:p>0</text:p>
              </table:table-cell>
              <table:table-cell office:value-type="float" office:value="0.000000238418579101562">
                <text:p>0.000000238418579101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